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activeTransactionAspectTes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activeTransactionAspectTests.advised( Object target , ReactiveTransactionManager rtm , TransactionAttributeSource [ ]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checkReactiveTransaction( boolean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activeTransactionAspectTests.noRollbackO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rollback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activeTransactionAspectTests.noRollbackOn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transactionShouldSucceedWithNot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activeTransactionAspectTests.noRollbackOnU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rollbackO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stBean.exceptional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activeTransactionAspectTests.twoTransactionsShould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ReactiveTransactionAspectTests.transactionShould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activeTransactionAspectTests.cannotCommi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ReactiveTransactionAspectTests.rollbackOnU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rollbackO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cannotCreat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ReactiveTransactionAspectTests.doTestRollbackOnException( final Exception ex , final boolean shouldRollback , boolean rollbackExcep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efault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rollbackOn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no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activeTransactionAspectTests.noRollbackO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activeTransactionAspec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